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72cm"/>
    </style:style>
    <style:style style:name="co11" style:family="table-column">
      <style:table-column-properties fo:break-before="auto" style:column-width="2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 style:data-style-name="N114"/>
    <style:style style:name="ce10" style:family="table-cell" style:parent-style-name="Default" style:data-style-name="N114">
      <style:table-cell-properties fo:background-color="#ffff66"/>
    </style:style>
    <style:style style:name="ce20" style:family="table-cell" style:parent-style-name="Default" style:data-style-name="N113"/>
    <style:style style:name="ce8" style:family="table-cell" style:parent-style-name="Default">
      <style:table-cell-properties fo:background-color="#ffff66"/>
    </style:style>
    <style:style style:name="ce13" style:family="table-cell" style:parent-style-name="Default" style:data-style-name="N6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 style:data-style-name="N114">
      <style:table-cell-properties fo:background-color="#33ff99"/>
    </style:style>
    <style:style style:name="ce18" style:family="table-cell" style:parent-style-name="Default" style:data-style-name="N100"/>
    <style:style style:name="ce19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normal" style:font-style-asian="normal" style:font-style-complex="normal"/>
    </style:style>
    <style:style style:name="ce23" style:family="table-cell" style:parent-style-name="Default" style:data-style-name="N114">
      <style:table-cell-properties fo:background-color="#ffff99"/>
    </style:style>
    <style:style style:name="ce24" style:family="table-cell" style:parent-style-name="Default" style:data-style-name="N2"/>
    <style:style style:name="ce25" style:family="table-cell" style:parent-style-name="Default" style:data-style-name="N114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#ffff99"/>
    </style:style>
    <style:style style:name="ce28" style:family="table-cell" style:parent-style-name="Default" style:data-style-name="N112"/>
    <style:style style:name="ce29" style:family="table-cell" style:parent-style-name="Default" style:data-style-name="N11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4">
          <table:table-cell table:style-name="ce11" office:value-type="string">
            <text:p>Part Number</text:p>
          </table:table-cell>
          <table:table-cell table:style-name="ce11" office:value-type="string">
            <text:p>VDSS (V)</text:p>
          </table:table-cell>
          <table:table-cell table:style-name="ce11" office:value-type="string">
            <text:p>Ron (mOhm)</text:p>
          </table:table-cell>
          <table:table-cell table:style-name="ce11" office:value-type="string">
            <text:p>ID (A)</text:p>
          </table:table-cell>
          <table:table-cell table:style-name="ce11" office:value-type="string">
            <text:p>IDM (A) (Pulsed)</text:p>
          </table:table-cell>
          <table:table-cell table:style-name="ce11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IRF320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F2807PbF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280">
            <text:p>280</text:p>
          </table:table-cell>
          <table:table-cell office:value-type="float" office:value="230">
            <text:p>23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12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14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15" office:value-type="string">
            <text:p>Winding Tickness (mm)</text:p>
          </table:table-cell>
          <table:table-cell table:style-name="ce15" office:value-type="string">
            <text:p>Outer Diameter (mm)</text:p>
          </table:table-cell>
          <table:table-cell table:style-name="ce15" office:value-type="string">
            <text:p>Wire Length (m)</text:p>
          </table:table-cell>
          <table:table-cell table:style-name="ce15" office:value-type="string">
            <text:p>Inductance (uH)</text:p>
          </table:table-cell>
          <table:table-cell table:style-name="ce15" office:value-type="string">
            <text:p>Resistance (mOhm)</text:p>
          </table:table-cell>
          <table:table-cell table:style-name="ce15" office:value-type="string">
            <text:p>Q-Factor @ Frequency Hz</text:p>
          </table:table-cell>
          <table:table-cell table:style-name="ce15" office:value-type="string">
            <text:p>Q-Factor Delta</text:p>
          </table:table-cell>
          <table:table-cell table:style-name="ce15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8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8" table:formula="of:=FLOOR([.A12]/[.$B$2];1)" office:value-type="float" office:value="18">
            <text:p>18</text:p>
          </table:table-cell>
          <table:table-cell table:style-name="ce8" table:formula="of:=[.C12]*[.B12]" office:value-type="float" office:value="144">
            <text:p>144</text:p>
          </table:table-cell>
          <table:table-cell table:style-name="ce10" table:formula="of:=[.B12]*[.$B$2]" office:value-type="float" office:value="10.3267672466583">
            <text:p>10.327</text:p>
          </table:table-cell>
          <table:table-cell table:style-name="ce10" table:formula="of:=[.$B$4] + 2 *[.E12]" office:value-type="float" office:value="28.6535344933165">
            <text:p>28.654</text:p>
          </table:table-cell>
          <table:table-cell table:style-name="ce10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10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10" table:formula="of:=[.$B$5]*[.G12]/[.$B$3] * 1000" office:value-type="float" office:value="109.934286247766">
            <text:p>109.934</text:p>
          </table:table-cell>
          <table:table-cell table:style-name="ce10" table:formula="of:=2*PI()*[.$E$1]*[.H12]*0.000001/([.I12]*0.001)" office:value-type="float" office:value="29.7811862826925">
            <text:p>29.781</text:p>
          </table:table-cell>
          <table:table-cell table:style-name="ce10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6" office:value-type="string">
            <text:p>C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start</text:p>
          </table:table-cell>
          <table:table-cell table:style-name="ce16" office:value-type="float" office:value="450">
            <text:p>450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End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2</text:p>
          </table:table-cell>
          <table:table-cell table:style-name="ce16" office:value-type="float" office:value="404">
            <text:p>404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1 spent</text:p>
          </table:table-cell>
          <table:table-cell table:style-name="ce16" table:formula="of:=0.5 * ([.I24]*0.000001) * ([.I25]^2 - [.I26]^2)" office:value-type="float" office:value="1.012474008">
            <text:p>1.01247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2 Recovered</text:p>
          </table:table-cell>
          <table:table-cell table:style-name="ce16" table:formula="of:=0.5 * ([.I24]*0.000001) *[.I27]^2" office:value-type="float" office:value="0.81608">
            <text:p>0.81608</text:p>
          </table:table-cell>
          <table:table-cell table:style-name="ce16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wasted</text:p>
          </table:table-cell>
          <table:table-cell table:style-name="ce16" table:formula="of:=[.I28]-[.I29]" office:value-type="float" office:value="0.196394008">
            <text:p>0.19639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6" office:value-type="string">
            <text:p>E Recovery %</text:p>
          </table:table-cell>
          <table:table-cell table:style-name="ce17" table:formula="of:=([.I29]/[.I28]) * 100" office:value-type="float" office:value="80.6025629845107">
            <text:p>80.603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8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5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19" office:value-type="string">
            <text:p>Wire Guage(AWG)</text:p>
          </table:table-cell>
          <table:table-cell table:style-name="ce22" office:value-type="string">
            <text:p>Wire Diameter (mm)</text:p>
          </table:table-cell>
          <table:table-cell table:style-name="ce22" office:value-type="string">
            <text:p>Wire Cross sectional area (mm2)</text:p>
          </table:table-cell>
          <table:table-cell table:style-name="ce19" office:value-type="string">
            <text:p>Axial Turns</text:p>
          </table:table-cell>
          <table:table-cell table:style-name="ce19" office:value-type="string">
            <text:p>Layers</text:p>
          </table:table-cell>
          <table:table-cell table:style-name="ce19" office:value-type="string">
            <text:p>Total Turns</text:p>
          </table:table-cell>
          <table:table-cell table:style-name="ce22" office:value-type="string">
            <text:p>Wire Length (m)</text:p>
          </table:table-cell>
          <table:table-cell table:style-name="ce22" office:value-type="string">
            <text:p>Coil Resistance (mOhm)</text:p>
          </table:table-cell>
          <table:table-cell table:style-name="ce22" office:value-type="string">
            <text:p>Coil Inductance (uH)</text:p>
          </table:table-cell>
          <table:table-cell table:style-name="ce22" office:value-type="string">
            <text:p>Q-Factor @ 1000Hz</text:p>
          </table:table-cell>
          <table:table-cell table:style-name="ce26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245cm" table:end-y="0.022cm" draw:z-index="0" draw:style-name="gr1" draw:text-style-name="P1" svg:width="15.999cm" svg:height="8.976cm" svg:x="0.053cm" svg:y="0.056cm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20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28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20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28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20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28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20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28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20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28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20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28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20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28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20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28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20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28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20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28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20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28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20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28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20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28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20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28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20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28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20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28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20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28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21" table:formula="of:=[.A25]+1" office:value-type="float" office:value="18">
            <text:p>18</text:p>
          </table:table-cell>
          <table:table-cell table:style-name="ce23" table:formula="of:=0.127 * (92 ^((36 - [.A26])/39))" office:value-type="float" office:value="1.02368734283265">
            <text:p>1.024</text:p>
          </table:table-cell>
          <table:table-cell table:style-name="ce23" table:formula="of:=PI()*([.B26]/2)^2" office:value-type="float" office:value="0.823046833731314">
            <text:p>0.823</text:p>
          </table:table-cell>
          <table:table-cell table:style-name="ce21" table:formula="of:=FLOOR([.$B$3]/[.B26];[.$D$3])" office:value-type="float" office:value="29.3">
            <text:p>29.3</text:p>
          </table:table-cell>
          <table:table-cell table:style-name="ce21" table:formula="of:=FLOOR([.$B$4]/[.B26];[.$D$3])" office:value-type="float" office:value="9.76">
            <text:p>9.76</text:p>
          </table:table-cell>
          <table:table-cell table:style-name="ce21" table:formula="of:=[.E26]*[.D26]" office:value-type="float" office:value="285.968">
            <text:p>285.968</text:p>
          </table:table-cell>
          <table:table-cell table:style-name="ce23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23" table:formula="of:=[.$D$2] * [.G26] / ([.C26]*0.000001) * 1000" office:value-type="float" office:value="367.156472889569">
            <text:p>367.156</text:p>
          </table:table-cell>
          <table:table-cell table:style-name="ce23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23" table:formula="of:=([.I26]*0.000001)/([.H26]*0.001) * 1000* 2*PI()" office:value-type="float" office:value="11.1957590256234">
            <text:p>11.196</text:p>
          </table:table-cell>
          <table:table-cell table:style-name="ce27" table:formula="of:=[.$D$1]*([.I26]*0.000001) * [.$D$4]^2 / ([.$B$6]*0.000001 *[.$B$3]*0.001)" office:value-type="float" office:value="2.23194423887837">
            <text:p>2.2319</text:p>
          </table:table-cell>
          <table:table-cell table:style-name="ce23" table:formula="of:=[.$D$4]^2 *[.H26]*0.001" office:value-type="float" office:value="2349.80142649324">
            <text:p>2349.801</text:p>
          </table:table-cell>
          <table:table-cell table:style-name="ce29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20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28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20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28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20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28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20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28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20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28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20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28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20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28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20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28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20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28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20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28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20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28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20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28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24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20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office:value-type="string">
            <text:p>Peak force</text:p>
          </table:table-cell>
          <table:table-cell office:value-type="float" office:value="11065">
            <text:p>11065</text:p>
          </table:table-cell>
          <table:table-cell office:value-type="string">
            <text:p>N</text:p>
          </table:table-cell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office:value-type="string">
            <text:p>Avg Force</text:p>
          </table:table-cell>
          <table:table-cell table:style-name="ce4" table:formula="of:=[.E56]*2/PI()" office:value-type="float" office:value="7044.19778124729">
            <text:p>7044.198</text:p>
          </table:table-cell>
          <table:table-cell office:value-type="string">
            <text:p>N</text:p>
          </table:table-cell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office:value-type="string">
            <text:p>Acceleration </text:p>
          </table:table-cell>
          <table:table-cell table:formula="of:=[.E57]/([.E46]*0.001)" office:value-type="float" office:value="1839784.85661943">
            <text:p>1839784.85661943</text:p>
          </table:table-cell>
          <table:table-cell office:value-type="string">
            <text:p>m/s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office:value-type="string">
            <text:p>distance</text:p>
          </table:table-cell>
          <table:table-cell office:value-type="float" office:value="20000">
            <text:p>20000</text:p>
          </table:table-cell>
          <table:table-cell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office:value-type="string">
            <text:p>Time </text:p>
          </table:table-cell>
          <table:table-cell table:formula="of:=SQRT(2*[.E59]*0.001/[.E58])*1000" office:value-type="float" office:value="4.66279664966894">
            <text:p>4.6627966497</text:p>
          </table:table-cell>
          <table:table-cell office:value-type="string">
            <text:p>m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V</text:p>
          </table:table-cell>
          <table:table-cell table:formula="of:=[.E58]*[.E60]*0.001" office:value-type="float" office:value="8578.54266555674">
            <text:p>8578.5426655567</text:p>
          </table:table-cell>
          <table:table-cell office:value-type="string">
            <text:p>m/s</text:p>
          </table:table-cell>
          <table:table-cell office:value-type="string">
            <text:p>current density</text:p>
          </table:table-cell>
          <table:table-cell table:style-name="ce13" office:value-type="float" office:value="10000000000">
            <text:p>1.00E+0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3"/>
          <table:table-cell office:value-type="string">
            <text:p>area</text:p>
          </table:table-cell>
          <table:table-cell table:style-name="Default" table:formula="of:=[.H54]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current</text:p>
          </table:table-cell>
          <table:table-cell table:style-name="Default" table:formula="of:=[.H62]*[.H61]" office:value-type="float" office:value="2047.30308147122">
            <text:p>2047.3030814712</text:p>
          </table:table-cell>
          <table:table-cell table:style-name="Default"/>
          <table:table-cell table:number-columns-repeated="5"/>
        </table:table-row>
      </table:table>
      <table:table table:name="Ampere Turns vs Force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Ref 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15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1.482cm" table:end-y="0.452cm" draw:z-index="1" draw:style-name="gr1" draw:text-style-name="P1" svg:width="42.248cm" svg:height="8.999cm" svg:x="2.139cm" svg:y="0.034cm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float" office:value="2.37">
            <text:p>2.37</text:p>
          </table:table-cell>
          <table:table-cell table:style-name="ce21" office:value-type="float" office:value="12.78">
            <text:p>12.78</text:p>
          </table:table-cell>
          <table:table-cell table:style-name="ce23" table:formula="of:=[.I11]/[.H11]" office:value-type="float" office:value="0.05925">
            <text:p>0.059</text:p>
          </table:table-cell>
          <table:table-cell table:style-name="ce23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office:value-type="string">
            <text:p>Coil Ampere turns</text:p>
          </table:table-cell>
          <table:table-cell office:value-type="float" office:value="15405.7833136156">
            <text:p>15405.7833136156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office:value-type="string">
            <text:p>Ref Coil Ampere turns</text:p>
          </table:table-cell>
          <table:table-cell table:formula="of:=[.E10]*1" office:value-type="float" office:value="480">
            <text:p>480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office:value-type="string">
            <text:p>Current to look at</text:p>
          </table:table-cell>
          <table:table-cell table:formula="of:=[.B19]/[.B20]" office:value-type="float" office:value="32.0953819033658">
            <text:p>32.0953819034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office:value-type="string">
            <text:p>F/I Lookup</text:p>
          </table:table-cell>
          <table:table-cell office:value-type="float" office:value="0.304">
            <text:p>0.3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Force</text:p>
          </table:table-cell>
          <table:table-cell table:formula="of:=[.B22]*[.B21]" office:value-type="float" office:value="9.75699609862321">
            <text:p>9.7569960986</text:p>
          </table:table-cell>
          <table:table-cell office:value-type="string">
            <text:p>N</text:p>
          </table:table-cell>
          <table:table-cell/>
          <table:table-cell table:style-name="Default"/>
          <table:table-cell table:style-name="Default">
            <draw:frame table:end-cell-address="'Ampere Turns vs Force'.M43" table:end-x="0.38cm" table:end-y="0.335cm" draw:z-index="0" draw:style-name="gr1" draw:text-style-name="P1" svg:width="15.999cm" svg:height="8.998cm" svg:x="1.994cm" svg:y="0.369cm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4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20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20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Battery Coilgun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attery (LIPO)</text:p>
          </table:table-cell>
          <table:table-cell office:value-type="string">
            <text:p>https://robu.in/product/orange-2200mah-3s-40c80c-lithium-polymer-battery-pack-lipo/</text:p>
          </table:table-cell>
          <table:table-cell table:number-columns-repeated="2"/>
          <table:table-cell table:style-name="ce1" office:value-type="string">
            <text:p>Circuit </text:p>
          </table:table-cell>
          <table:table-cell table:number-columns-repeated="2"/>
          <table:table-cell table:style-name="ce1" office:value-type="string">
            <text:p>Area under sine wave</text:p>
          </table:table-cell>
          <table:table-cell table:number-columns-repeated="2"/>
        </table:table-row>
        <table:table-row table:style-name="ro1">
          <table:table-cell office:value-type="string">
            <text:p>cell coun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 Resistance</text:p>
          </table:table-cell>
          <table:table-cell table:style-name="ce20" table:formula="of:=[.B4]+[.B24]" office:value-type="float" office:value="0.0684483209021923">
            <text:p>0.0684</text:p>
          </table:table-cell>
          <table:table-cell office:value-type="string">
            <text:p>Ohm</text:p>
          </table:table-cell>
          <table:table-cell office:value-type="string">
            <text:p>start angle</text:p>
          </table:table-cell>
          <table:table-cell office:value-type="float" office:value="0">
            <text:p>0</text:p>
          </table:table-cell>
          <table:table-cell office:value-type="string">
            <text:p>(45 -135) combination seems to be the most efficient</text:p>
          </table:table-cell>
        </table:table-row>
        <table:table-row table:style-name="ro1">
          <table:table-cell office:value-type="string">
            <text:p>terminal voltage</text:p>
          </table:table-cell>
          <table:table-cell table:formula="of:=3.7*[.B2]" office:value-type="float" office:value="11.1">
            <text:p>11.1</text:p>
          </table:table-cell>
          <table:table-cell office:value-type="string">
            <text:p>V</text:p>
          </table:table-cell>
          <table:table-cell/>
          <table:table-cell office:value-type="string">
            <text:p>Peak current</text:p>
          </table:table-cell>
          <table:table-cell table:style-name="ce20" table:formula="of:=[.B3]/[.F2]" office:value-type="float" office:value="162.166140143322">
            <text:p>162.1661</text:p>
          </table:table-cell>
          <table:table-cell office:value-type="string">
            <text:p>A</text:p>
          </table:table-cell>
          <table:table-cell office:value-type="string">
            <text:p>end angle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SR</text:p>
          </table:table-cell>
          <table:table-cell table:formula="of:=0.004*[.B2]" office:value-type="float" office:value="0.012">
            <text:p>0.012</text:p>
          </table:table-cell>
          <table:table-cell office:value-type="string">
            <text:p>ohm</text:p>
          </table:table-cell>
          <table:table-cell/>
          <table:table-cell office:value-type="string">
            <text:p>Peak ampere turns</text:p>
          </table:table-cell>
          <table:table-cell table:style-name="ce20" table:formula="of:=[.F3]*[.B17]" office:value-type="float" office:value="15405.7833136156">
            <text:p>15405.7833</text:p>
          </table:table-cell>
          <table:table-cell office:value-type="string">
            <text:p>A</text:p>
          </table:table-cell>
          <table:table-cell office:value-type="string">
            <text:p>Area</text:p>
          </table:table-cell>
          <table:table-cell table:style-name="ce20" table:formula="of:=-COS(RADIANS([.I3])) + COS(RADIANS([.I2]))" office:value-type="float" office:value="2">
            <text:p>2.0000</text:p>
          </table:table-cell>
          <table:table-cell/>
        </table:table-row>
        <table:table-row table:style-name="ro1">
          <table:table-cell office:value-type="string">
            <text:p>capacity</text:p>
          </table:table-cell>
          <table:table-cell office:value-type="float" office:value="2200">
            <text:p>2200</text:p>
          </table:table-cell>
          <table:table-cell office:value-type="string">
            <text:p>mAH</text:p>
          </table:table-cell>
          <table:table-cell/>
          <table:table-cell office:value-type="string">
            <text:p>Peak power</text:p>
          </table:table-cell>
          <table:table-cell table:style-name="ce20" table:formula="of:=[.F3]*[.B3]" office:value-type="float" office:value="1800.04415559088">
            <text:p>1800.0442</text:p>
          </table:table-cell>
          <table:table-cell office:value-type="string">
            <text:p>W</text:p>
          </table:table-cell>
          <table:table-cell office:value-type="string">
            <text:p>Length</text:p>
          </table:table-cell>
          <table:table-cell table:style-name="ce20" table:formula="of:=(RADIANS([.I3]) -  RADIANS([.I2]))" office:value-type="float" office:value="3.14159265358979">
            <text:p>3.1416</text:p>
          </table:table-cell>
          <table:table-cell/>
        </table:table-row>
        <table:table-row table:style-name="ro1">
          <table:table-cell office:value-type="string">
            <text:p>Max discharge</text:p>
          </table:table-cell>
          <table:table-cell office:value-type="float" office:value="80">
            <text:p>80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Area / length</text:p>
          </table:table-cell>
          <table:table-cell table:style-name="ce20" table:formula="of:=[.I4]/[.I5]" office:value-type="float" office:value="0.636619772367581">
            <text:p>0.636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>
            <text:p>Normal coil configurati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Kinematics</text:p>
          </table:table-cell>
          <table:table-cell table:number-columns-repeated="5"/>
        </table:table-row>
        <table:table-row table:style-name="ro1">
          <table:table-cell office:value-type="string">
            <text:p>wire gauge (AWG)</text:p>
          </table:table-cell>
          <table:table-cell table:style-name="ce4" office:value-type="float" office:value="16">
            <text:p>16.000</text:p>
          </table:table-cell>
          <table:table-cell table:style-name="ce4"/>
          <table:table-cell/>
          <table:table-cell table:style-name="ce8" office:value-type="string">
            <text:p>Peak Force</text:p>
          </table:table-cell>
          <table:table-cell table:style-name="ce10" office:value-type="float" office:value="9.75">
            <text:p>9.750</text:p>
          </table:table-cell>
          <table:table-cell table:style-name="ce8" office:value-type="string">
            <text:p>N</text:p>
          </table:table-cell>
          <table:table-cell office:value-type="string">
            <text:p>lookup from Ampere Turns vs Force every time circuit parameters change</text:p>
          </table:table-cell>
          <table:table-cell table:number-columns-repeated="2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9])/39))" office:value-type="float" office:value="1.29084590583228">
            <text:p>1.291</text:p>
          </table:table-cell>
          <table:table-cell table:style-name="ce4" table:formula="of:=[.B10]/10" office:value-type="float" office:value="0.129084590583228">
            <text:p>0.129</text:p>
          </table:table-cell>
          <table:table-cell/>
          <table:table-cell office:value-type="string">
            <text:p>Average Force</text:p>
          </table:table-cell>
          <table:table-cell table:style-name="ce4" table:formula="of:=[.F9]*[.I6]" office:value-type="float" office:value="6.20704278058392">
            <text:p>6.20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8">
            <text:p>8.000</text:p>
          </table:table-cell>
          <table:table-cell table:style-name="ce4" table:formula="of:=[.B11]/10" office:value-type="float" office:value="0.8">
            <text:p>0.800</text:p>
          </table:table-cell>
          <table:table-cell/>
          <table:table-cell office:value-type="string">
            <text:p>Average acceleration</text:p>
          </table:table-cell>
          <table:table-cell table:style-name="ce4" table:formula="of:=[.F10]/([.B31]*0.001)" office:value-type="float" office:value="1621.1389382774">
            <text:p>1621.139</text:p>
          </table:table-cell>
          <table:table-cell office:value-type="string">
            <text:p>m/s2</text:p>
          </table:table-cell>
          <table:table-cell table:number-columns-repeated="3"/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12]/10" office:value-type="float" office:value="2.5">
            <text:p>2.500</text:p>
          </table:table-cell>
          <table:table-cell table:number-columns-repeated="4"/>
          <table:table-cell office:value-type="string">
            <text:p>Switching angle </text:p>
          </table:table-cell>
          <table:table-cell office:value-type="string">
            <text:p>velocity</text:p>
          </table:table-cell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5">
            <text:p>5.000</text:p>
          </table:table-cell>
          <table:table-cell table:style-name="ce4"/>
          <table:table-cell/>
          <table:table-cell office:value-type="string">
            <text:p>Coil cou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 – 180</text:p>
          </table:table-cell>
          <table:table-cell office:value-type="float" office:value="20.321">
            <text:p>20.321</text:p>
          </table:table-cell>
          <table:table-cell office:value-type="float" office:value="4.7228">
            <text:p>4.7228</text:p>
          </table:table-cell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Total Coil length</text:p>
          </table:table-cell>
          <table:table-cell table:formula="of:=[.B12]*[.F13]" office:value-type="float" office:value="200">
            <text:p>200</text:p>
          </table:table-cell>
          <table:table-cell office:value-type="string">
            <text:p>mm</text:p>
          </table:table-cell>
          <table:table-cell office:value-type="string">
            <text:p>45 – 135</text:p>
          </table:table-cell>
          <table:table-cell office:value-type="float" office:value="17.088">
            <text:p>17.088</text:p>
          </table:table-cell>
          <table:table-cell office:value-type="float" office:value="5.6163">
            <text:p>5.6163</text:p>
          </table:table-cell>
        </table:table-row>
        <table:table-row table:style-name="ro1">
          <table:table-cell table:number-columns-repeated="4"/>
          <table:table-cell office:value-type="string">
            <text:p>Total accelerated length</text:p>
          </table:table-cell>
          <table:table-cell table:formula="of:=[.F14]*[.I5]/PI()" office:value-type="float" office:value="200">
            <text:p>2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12]/[.B10];1)" office:value-type="float" office:value="19">
            <text:p>19.000</text:p>
          </table:table-cell>
          <table:table-cell table:style-name="ce4"/>
          <table:table-cell/>
          <table:table-cell office:value-type="string">
            <text:p>Time under acceleration</text:p>
          </table:table-cell>
          <table:table-cell table:style-name="ce4" table:formula="of:=SQRT(2*[.F15]*0.001/[.F11]) * 1000" office:value-type="float" office:value="15.707963267949">
            <text:p>15.708</text:p>
          </table:table-cell>
          <table:table-cell office:value-type="string">
            <text:p>ms</text:p>
          </table:table-cell>
          <table:table-cell office:value-type="string">
            <text:p>Velocity %</text:p>
          </table:table-cell>
          <table:table-cell table:style-name="ce4" table:formula="of:=(([.I14]/[.I13])*100)-100" office:value-type="float" office:value="-15.9096501156439">
            <text:p>-15.910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16]*[.B13]" office:value-type="float" office:value="95">
            <text:p>95.000</text:p>
          </table:table-cell>
          <table:table-cell table:style-name="ce4"/>
          <table:table-cell/>
          <table:table-cell office:value-type="string">
            <text:p>Final velocity</text:p>
          </table:table-cell>
          <table:table-cell table:style-name="ce4" table:formula="of:=[.F11]*[.F16]*0.001" office:value-type="float" office:value="25.4647908947032">
            <text:p>25.465</text:p>
          </table:table-cell>
          <table:table-cell office:value-type="string">
            <text:p>m/s</text:p>
          </table:table-cell>
          <table:table-cell office:value-type="string">
            <text:p>Efficiency %</text:p>
          </table:table-cell>
          <table:table-cell table:style-name="ce4" table:formula="of:=(([.J14]/[.J13])*100)-100" office:value-type="float" office:value="18.9188616922165">
            <text:p>18.919</text:p>
          </table:table-cell>
          <table:table-cell/>
        </table:table-row>
        <table:table-row table:style-name="ro1">
          <table:table-cell office:value-type="string">
            <text:p>winding thickness (t)</text:p>
          </table:table-cell>
          <table:table-cell table:style-name="ce4" table:formula="of:=[.B10]*[.B13]" office:value-type="float" office:value="6.45422952916141">
            <text:p>6.454</text:p>
          </table:table-cell>
          <table:table-cell table:style-name="ce4" table:formula="of:=[.B18]/10" office:value-type="float" office:value="0.645422952916141">
            <text:p>0.645</text:p>
          </table:table-cell>
          <table:table-cell table:number-columns-repeated="7"/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8]*2 +[.B11]" office:value-type="float" office:value="20.9084590583228">
            <text:p>20.908</text:p>
          </table:table-cell>
          <table:table-cell table:style-name="ce4" table:formula="of:=[.B19]/10" office:value-type="float" office:value="2.09084590583228">
            <text:p>2.091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17]^2" office:value-type="float" office:value="1.24140855611678">
            <text:p>1.2414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5">
          <table:table-cell office:value-type="string">
            <text:p>Wire Length (m)</text:p>
          </table:table-cell>
          <table:table-cell table:style-name="ce4" table:formula="of:=PI() * ([.C19]^2 -[.C11]^2) * [.C12] / (4 * [.C10]^2) * 0.01" office:value-type="float" office:value="4.39724264307483">
            <text:p>4.397</text:p>
          </table:table-cell>
          <table:table-cell table:style-name="ce4"/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16]*0.001" office:value-type="float" office:value="28.2750274767077">
            <text:p>28.2750</text:p>
          </table:table-cell>
          <table:table-cell office:value-type="string">
            <text:p>J</text:p>
          </table:table-cell>
          <table:table-cell office:value-type="string">
            <text:p>Max shots</text:p>
          </table:table-cell>
          <table:table-cell table:formula="of:=FLOOR(([.$B$5]*3.6 * [.$B$3] * [.$B$6]/100) /[.F20];1)" office:value-type="float" office:value="2487">
            <text:p>2487</text:p>
          </table:table-cell>
          <table:table-cell/>
        </table:table-row>
        <table:table-row table:style-name="ro1">
          <table:table-cell office:value-type="string">
            <text:p>Wire area (m2)</text:p>
          </table:table-cell>
          <table:table-cell table:formula="of:=PI() * (0.5 * [.B10]* 0.001) ^ 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/>
          <table:table-cell office:value-type="string">
            <text:p>Efficiency</text:p>
          </table:table-cell>
          <table:table-cell table:style-name="ce20" table:formula="of:=[.F19]/[.F20] * 100" office:value-type="float" office:value="4.39047692222201">
            <text:p>4.3905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ductance (L) (uH)</text:p>
          </table:table-cell>
          <table:table-cell table:style-name="ce4" table:formula="of:=0.04 * (([.C19]+[.C11]) ^ 2) * ([.B17]^2) / (13*[.C19] + 18 *[.C12] - 7*[.C11])" office:value-type="float" office:value="45.3113283759537">
            <text:p>45.311</text:p>
          </table:table-cell>
          <table:table-cell office:value-type="string">
            <text:p>uH</text:p>
          </table:table-cell>
          <table:table-cell/>
          <table:table-cell table:style-name="ce1" office:value-type="string">
            <text:p>Half coil configuration</text:p>
          </table:table-cell>
          <table:table-cell table:number-columns-repeated="2"/>
          <table:table-cell table:style-name="ce1" office:value-type="string">
            <text:p>Kinematics</text:p>
          </table:table-cell>
          <table:table-cell table:number-columns-repeated="2"/>
        </table:table-row>
        <table:table-row table:style-name="ro1">
          <table:table-cell office:value-type="string">
            <text:p>Resistance ® (ohm)</text:p>
          </table:table-cell>
          <table:table-cell table:formula="of:=[.B14]*[.B20]/[.B21]" office:value-type="float" office:value="0.0564483209021923">
            <text:p>0.0564483209</text:p>
          </table:table-cell>
          <table:table-cell office:value-type="string">
            <text:p>ohm</text:p>
          </table:table-cell>
          <table:table-cell/>
          <table:table-cell office:value-type="string">
            <text:p>Coil count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Peak Force</text:p>
          </table:table-cell>
          <table:table-cell table:style-name="ce4" table:formula="of:=[.F9]" office:value-type="float" office:value="9.75">
            <text:p>9.750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4"/>
          <table:table-cell office:value-type="string">
            <text:p>Total Coil length</text:p>
          </table:table-cell>
          <table:table-cell table:formula="of:=([.B12]/2) *[.F24]" office:value-type="float" office:value="1600">
            <text:p>1600</text:p>
          </table:table-cell>
          <table:table-cell office:value-type="string">
            <text:p>mm</text:p>
          </table:table-cell>
          <table:table-cell office:value-type="string">
            <text:p>Average Force</text:p>
          </table:table-cell>
          <table:table-cell table:style-name="ce4" table:formula="of:=[.I24]*0.9" office:value-type="float" office:value="8.775">
            <text:p>8.775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Projectile </text:p>
          </table:table-cell>
          <table:table-cell table:number-columns-repeated="3"/>
          <table:table-cell office:value-type="string">
            <text:p>Total accelerated length</text:p>
          </table:table-cell>
          <table:table-cell table:formula="of:=([.B12]/2) *([.F24]-0.5)" office:value-type="float" office:value="1593.75">
            <text:p>1593.75</text:p>
          </table:table-cell>
          <table:table-cell office:value-type="string">
            <text:p>mm</text:p>
          </table:table-cell>
          <table:table-cell office:value-type="string">
            <text:p>Average acceleration</text:p>
          </table:table-cell>
          <table:table-cell table:style-name="ce4" table:formula="of:=[.I25]/([.B31]*0.001)" office:value-type="float" office:value="2291.83118052329">
            <text:p>2291.83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/>
          <table:table-cell office:value-type="string">
            <text:p>Time under acceleration</text:p>
          </table:table-cell>
          <table:table-cell table:style-name="ce4" table:formula="of:=SQRT(2*[.F26]*0.001/[.I26]) * 1000" office:value-type="float" office:value="37.2935550421649">
            <text:p>37.294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/>
          <table:table-cell office:value-type="string">
            <text:p>Final velocity</text:p>
          </table:table-cell>
          <table:table-cell table:style-name="ce4" table:formula="of:=[.I26]*[.F27]*0.001" office:value-type="float" office:value="85.4705322781951">
            <text:p>85.471</text:p>
          </table:table-cell>
          <table:table-cell office:value-type="string">
            <text:p>m/s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7]) ^2) * [.B28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28]^2" office:value-type="float" office:value="13.98515625">
            <text:p>13.9852</text:p>
          </table:table-cell>
          <table:table-cell office:value-type="string">
            <text:p>J</text:p>
          </table:table-cell>
          <table:table-cell office:value-type="string">
            <text:p>Velocity drop %</text:p>
          </table:table-cell>
          <table:table-cell table:style-name="ce4" table:formula="of:=-(([.F28]/[.F17])-1)*100" office:value-type="float" office:value="-235.641995379484">
            <text:p>-235.642</text:p>
          </table:table-cell>
          <table:table-cell/>
        </table:table-row>
        <table:table-row table:style-name="ro5">
          <table:table-cell office:value-type="string">
            <text:p>weight</text:p>
          </table:table-cell>
          <table:table-cell table:style-name="ce4" table:formula="of:=[.B30]*[.B29]" office:value-type="float" office:value="3.82881604656256">
            <text:p>3.829</text:p>
          </table:table-cell>
          <table:table-cell office:value-type="string">
            <text:p>g</text:p>
          </table:table-cell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27]*0.001" office:value-type="float" office:value="67.1300457948555">
            <text:p>67.1300</text:p>
          </table:table-cell>
          <table:table-cell office:value-type="string">
            <text:p>J</text:p>
          </table:table-cell>
          <table:table-cell office:value-type="string">
            <text:p>Efficiency gain %</text:p>
          </table:table-cell>
          <table:table-cell table:style-name="ce4" table:formula="of:=(([.F32]/[.F21]) -1)*100" office:value-type="float" office:value="374.502692114183">
            <text:p>374.503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7]/2)^2" office:value-type="float" office:value="19.6349540849362">
            <text:p>19.6349540849</text:p>
          </table:table-cell>
          <table:table-cell table:number-columns-repeated="2"/>
          <table:table-cell office:value-type="string">
            <text:p>Efficiency</text:p>
          </table:table-cell>
          <table:table-cell table:style-name="ce20" table:formula="of:=[.F30]/[.F31] * 100" office:value-type="float" office:value="20.8329311925953">
            <text:p>20.8329</text:p>
          </table:table-cell>
          <table:table-cell office:value-type="string">
            <text:p>%</text:p>
          </table:table-cell>
          <table:table-cell office:value-type="string">
            <text:p>Max shots</text:p>
          </table:table-cell>
          <table:table-cell table:formula="of:=FLOOR(([.$B$5]*3.6 * [.$B$3] * [.$B$6]/100) /[.F31];1)" office:value-type="float" office:value="1047">
            <text:p>10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Conclusion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or a given barrel length, half coil configuration produces the maximum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ven for a given coil count half coil configuration as efficient as full coil and produces almost the same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f we going to go multistage, then half coil configuration would be the bes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ut for half coil configuration to work, there must be no gap between to half coils</text:p>
          </table:table-cell>
          <table:table-cell table:number-columns-repeated="5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4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7426">
            <text:p>0.7426</text:p>
          </table:table-cell>
          <table:table-cell office:value-type="string">
            <text:p>Ohm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office:value-type="float" office:value="4.87">
            <text:p>4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</text:p>
          </table:table-cell>
          <table:table-cell office:value-type="float" office:value="6.7">
            <text:p>6.7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nk energy</text:p>
          </table:table-cell>
          <table:table-cell table:formula="of:=[.B14]*100/[.B15]" office:value-type="float" office:value="72.6865671641791">
            <text:p>72.68656716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Bank voltage</text:p>
          </table:table-cell>
          <table:table-cell office:value-type="float" office:value="23.5">
            <text:p>23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apacitor count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ap value</text:p>
          </table:table-cell>
          <table:table-cell table:formula="of:=ROUND(2 *([.B17]/[.B19])/([.B18]^2)*1000000)" office:value-type="float" office:value="32905">
            <text:p>32905</text:p>
          </table:table-cell>
          <table:table-cell office:value-type="string">
            <text:p>u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20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24T20:57:03</dc:date>
    <meta:editing-duration>P2DT4H33M30S</meta:editing-duration>
    <meta:editing-cycles>455</meta:editing-cycles>
    <meta:document-statistic meta:table-count="12" meta:cell-count="21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bottom" svg:x="7.221cm" svg:y="8.19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1cm" svg:width="14.59cm" svg:height="6.74cm">
          <chartooo:coordinate-region svg:x="1.868cm" svg:y="1.064cm" svg:width="13.212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